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/>
    <style:font-face style:name="Sans" svg:font-family="Sans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1.4736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1.7173in"/>
    </style:style>
    <style:style style:name="co5" style:family="table-column">
      <style:table-column-properties fo:break-before="auto" style:column-width="1.97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wfred_5f_rev5.csv">
      <style:table-properties table:display="true" style:writing-mode="lr-tb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fred_rev6.csv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default-cell-style-name="ACE-0"/>
        <table:table-column table:style-name="co3" table:default-cell-style-name="ACE-0"/>
        <table:table-column table:style-name="co4" table:default-cell-style-name="ACE-0"/>
        <table:table-column table:style-name="co3" table:default-cell-style-name="ACE-0"/>
        <table:table-column table:style-name="co5" table:default-cell-style-name="ACE-0"/>
        <table:table-column table:style-name="co3" table:number-columns-repeated="250" table:default-cell-style-name="ACE-0"/>
        <table:table-column table:style-name="co6" table:number-columns-repeated="768" table:default-cell-style-name="ACE-0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ID</text:p>
          </table:table-cell>
          <table:table-cell table:style-name="ACE-2" office:value-type="string" calcext:value-type="string">
            <text:p>Price</text:p>
          </table:table-cell>
          <table:table-cell table:style-name="ACE-3"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ou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liver</text:p>
          </table:table-cell>
          <table:table-cell/>
          <table:table-cell table:style-name="ACE-2" office:value-type="float" office:value="6" calcext:value-type="float">
            <text:p>6.000 </text:p>
          </table:table-cell>
          <table:table-cell table:style-name="ACE-3" table:formula="of:=ROUND([.G2]*[.C2];2)" office:value-type="float" office:value="6" calcext:value-type="float">
            <text:p>6.0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4mm x 35mm x 1.6mm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PCB-SMT Service</text:p>
          </table:table-cell>
          <table:table-cell table:style-name="ACE-2" office:value-type="float" office:value="4" calcext:value-type="float">
            <text:p>4.000 </text:p>
          </table:table-cell>
          <table:table-cell table:style-name="ACE-3" table:formula="of:=ROUND([.G3]*[.C3];2)" office:value-type="float" office:value="4" calcext:value-type="float">
            <text:p>4.0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ESP32-S2-WROO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356-ESP32S2WRM320PS3</text:p>
          </table:table-cell>
          <table:table-cell table:style-name="ACE-2" table:formula="of:=1.78*1.19" office:value-type="float" office:value="2.1182" calcext:value-type="float">
            <text:p>2.118 </text:p>
          </table:table-cell>
          <table:table-cell table:style-name="ACE-3" table:formula="of:=ROUND([.G4]*[.C4];2)" office:value-type="float" office:value="2.12" calcext:value-type="float">
            <text:p>2.1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03,D302,D301,D101,D102</text:p>
          </table:table-cell>
          <table:table-cell office:value-type="string" calcext:value-type="string">
            <text:p>LED Spac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49-ELM-7-3MM</text:p>
          </table:table-cell>
          <table:table-cell table:style-name="ACE-2" table:formula="of:=0.038*1.19" office:value-type="float" office:value="0.04522" calcext:value-type="float">
            <text:p>0.045 </text:p>
          </table:table-cell>
          <table:table-cell table:style-name="ACE-3" table:formula="of:=ROUND([.G5]*[.C5];2)" office:value-type="float" office:value="0.23" calcext:value-type="float">
            <text:p>0.2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04</text:p>
          </table:table-cell>
          <table:table-cell office:value-type="string" calcext:value-type="string">
            <text:p>LED_D5.0mm_Horicontal_FLIPPED_O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43-INL-5AW30</text:p>
          </table:table-cell>
          <table:table-cell table:style-name="ACE-2" table:formula="of:=0.241*1.19" office:value-type="float" office:value="0.28679" calcext:value-type="float">
            <text:p>0.287 </text:p>
          </table:table-cell>
          <table:table-cell table:style-name="ACE-3" table:formula="of:=ROUND([.G6]*[.C6];2)" office:value-type="float" office:value="0.29" calcext:value-type="float">
            <text:p>0.29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05</text:p>
          </table:table-cell>
          <table:table-cell office:value-type="string" calcext:value-type="string">
            <text:p>LED_D5.0mm_Horicontal_O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43-INL-5AW30</text:p>
          </table:table-cell>
          <table:table-cell table:style-name="ACE-2" table:formula="of:=0.241*1.19" office:value-type="float" office:value="0.28679" calcext:value-type="float">
            <text:p>0.287 </text:p>
          </table:table-cell>
          <table:table-cell table:style-name="ACE-3" table:formula="of:=ROUND([.G7]*[.C7];2)" office:value-type="float" office:value="0.29" calcext:value-type="float">
            <text:p>0.29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01</text:p>
          </table:table-cell>
          <table:table-cell office:value-type="string" calcext:value-type="string">
            <text:p>P160KNP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lin P160KNPD-4FC20B10K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58-P160KNP4FC20B10K</text:p>
          </table:table-cell>
          <table:table-cell table:style-name="ACE-2" table:formula="of:=0.593*1.19" office:value-type="float" office:value="0.70567" calcext:value-type="float">
            <text:p>0.706 </text:p>
          </table:table-cell>
          <table:table-cell table:style-name="ACE-3" table:formula="of:=ROUND([.G8]*[.C8];2)" office:value-type="float" office:value="0.71" calcext:value-type="float">
            <text:p>0.71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01</text:p>
          </table:table-cell>
          <table:table-cell office:value-type="string" calcext:value-type="string">
            <text:p>OS102011MS2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O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1-OS102011MS2QN1</text:p>
          </table:table-cell>
          <table:table-cell table:style-name="ACE-2" table:formula="of:=0.291*1.19" office:value-type="float" office:value="0.34629" calcext:value-type="float">
            <text:p>0.346 </text:p>
          </table:table-cell>
          <table:table-cell table:style-name="ACE-3" table:formula="of:=ROUND([.G9]*[.C9];2)" office:value-type="float" office:value="0.35" calcext:value-type="float">
            <text:p>0.35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02</text:p>
          </table:table-cell>
          <table:table-cell office:value-type="string" calcext:value-type="string">
            <text:p>OS102011MS2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O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1-OS102011MS2QN1</text:p>
          </table:table-cell>
          <table:table-cell table:style-name="ACE-2" table:formula="of:=0.291*1.19" office:value-type="float" office:value="0.34629" calcext:value-type="float">
            <text:p>0.346 </text:p>
          </table:table-cell>
          <table:table-cell table:style-name="ACE-3" table:formula="of:=ROUND([.G10]*[.C10];2)" office:value-type="float" office:value="0.35" calcext:value-type="float">
            <text:p>0.35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03</text:p>
          </table:table-cell>
          <table:table-cell office:value-type="string" calcext:value-type="string">
            <text:p>OS102011MS2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O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1-OS102011MS2QN1</text:p>
          </table:table-cell>
          <table:table-cell table:style-name="ACE-2" table:formula="of:=0.291*1.19" office:value-type="float" office:value="0.34629" calcext:value-type="float">
            <text:p>0.346 </text:p>
          </table:table-cell>
          <table:table-cell table:style-name="ACE-3" table:formula="of:=ROUND([.G11]*[.C11];2)" office:value-type="float" office:value="0.35" calcext:value-type="float">
            <text:p>0.35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04</text:p>
          </table:table-cell>
          <table:table-cell office:value-type="string" calcext:value-type="string">
            <text:p>OS102011MS2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O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1-OS102011MS2QN1</text:p>
          </table:table-cell>
          <table:table-cell table:style-name="ACE-2" table:formula="of:=0.291*1.19" office:value-type="float" office:value="0.34629" calcext:value-type="float">
            <text:p>0.346 </text:p>
          </table:table-cell>
          <table:table-cell table:style-name="ACE-3" table:formula="of:=ROUND([.G12]*[.C12];2)" office:value-type="float" office:value="0.35" calcext:value-type="float">
            <text:p>0.35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05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13-DTS65KV</text:p>
          </table:table-cell>
          <table:table-cell table:style-name="ACE-2" table:formula="of:=0.192*1.19" office:value-type="float" office:value="0.22848" calcext:value-type="float">
            <text:p>0.228 </text:p>
          </table:table-cell>
          <table:table-cell table:style-name="ACE-3" table:formula="of:=ROUND([.G13]*[.C13];2)" office:value-type="float" office:value="0.23" calcext:value-type="float">
            <text:p>0.2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06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13-DTS65KV</text:p>
          </table:table-cell>
          <table:table-cell table:style-name="ACE-2" table:formula="of:=0.192*1.19" office:value-type="float" office:value="0.22848" calcext:value-type="float">
            <text:p>0.228 </text:p>
          </table:table-cell>
          <table:table-cell table:style-name="ACE-3" table:formula="of:=ROUND([.G14]*[.C14];2)" office:value-type="float" office:value="0.23" calcext:value-type="float">
            <text:p>0.2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07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13-DTS65KV</text:p>
          </table:table-cell>
          <table:table-cell table:style-name="ACE-2" table:formula="of:=0.192*1.19" office:value-type="float" office:value="0.22848" calcext:value-type="float">
            <text:p>0.228 </text:p>
          </table:table-cell>
          <table:table-cell table:style-name="ACE-3" table:formula="of:=ROUND([.G15]*[.C15];2)" office:value-type="float" office:value="0.23" calcext:value-type="float">
            <text:p>0.2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08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13-DTS65KV</text:p>
          </table:table-cell>
          <table:table-cell table:style-name="ACE-2" table:formula="of:=0.192*1.19" office:value-type="float" office:value="0.22848" calcext:value-type="float">
            <text:p>0.228 </text:p>
          </table:table-cell>
          <table:table-cell table:style-name="ACE-3" table:formula="of:=ROUND([.G16]*[.C16];2)" office:value-type="float" office:value="0.23" calcext:value-type="float">
            <text:p>0.2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09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13-DTS65KV</text:p>
          </table:table-cell>
          <table:table-cell table:style-name="ACE-2" table:formula="of:=0.192*1.19" office:value-type="float" office:value="0.22848" calcext:value-type="float">
            <text:p>0.228 </text:p>
          </table:table-cell>
          <table:table-cell table:style-name="ACE-3" table:formula="of:=ROUND([.G17]*[.C17];2)" office:value-type="float" office:value="0.23" calcext:value-type="float">
            <text:p>0.2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10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13-DTS65KV</text:p>
          </table:table-cell>
          <table:table-cell table:style-name="ACE-2" table:formula="of:=0.192*1.19" office:value-type="float" office:value="0.22848" calcext:value-type="float">
            <text:p>0.228 </text:p>
          </table:table-cell>
          <table:table-cell table:style-name="ACE-3" table:formula="of:=ROUND([.G18]*[.C18];2)" office:value-type="float" office:value="0.23" calcext:value-type="float">
            <text:p>0.2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11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13-DTS65YV</text:p>
          </table:table-cell>
          <table:table-cell table:style-name="ACE-2" table:formula="of:=0.254*1.19" office:value-type="float" office:value="0.30226" calcext:value-type="float">
            <text:p>0.302 </text:p>
          </table:table-cell>
          <table:table-cell table:style-name="ACE-3" table:formula="of:=ROUND([.G19]*[.C19];2)" office:value-type="float" office:value="0.3" calcext:value-type="float">
            <text:p>0.3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12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O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13-DTS65RV</text:p>
          </table:table-cell>
          <table:table-cell table:style-name="ACE-2" table:formula="of:=0.254*1.19" office:value-type="float" office:value="0.30226" calcext:value-type="float">
            <text:p>0.302 </text:p>
          </table:table-cell>
          <table:table-cell table:style-name="ACE-3" table:formula="of:=ROUND([.G20]*[.C20];2)" office:value-type="float" office:value="0.3" calcext:value-type="float">
            <text:p>0.3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13</text:p>
          </table:table-cell>
          <table:table-cell office:value-type="string" calcext:value-type="string">
            <text:p>100SP1T1B1M1QE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A1111</text:p>
          </table:table-cell>
          <table:table-cell table:style-name="ACE-2" table:formula="of:=1.57*1.19" office:value-type="float" office:value="1.8683" calcext:value-type="float">
            <text:p>1.868 </text:p>
          </table:table-cell>
          <table:table-cell table:style-name="ACE-3" table:formula="of:=ROUND([.G21]*[.C21];2)" office:value-type="float" office:value="1.87" calcext:value-type="float">
            <text:p>1.87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14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13-DTS65KV</text:p>
          </table:table-cell>
          <table:table-cell table:style-name="ACE-2" table:formula="of:=0.192*1.19" office:value-type="float" office:value="0.22848" calcext:value-type="float">
            <text:p>0.228 </text:p>
          </table:table-cell>
          <table:table-cell table:style-name="ACE-3" table:formula="of:=ROUND([.G22]*[.C22];2)" office:value-type="float" office:value="0.23" calcext:value-type="float">
            <text:p>0.2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15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13-DTS65KV</text:p>
          </table:table-cell>
          <table:table-cell table:style-name="ACE-2" table:formula="of:=0.192*1.19" office:value-type="float" office:value="0.22848" calcext:value-type="float">
            <text:p>0.228 </text:p>
          </table:table-cell>
          <table:table-cell table:style-name="ACE-3" table:formula="of:=ROUND([.G23]*[.C23];2)" office:value-type="float" office:value="0.23" calcext:value-type="float">
            <text:p>0.2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16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13-DTS65KV</text:p>
          </table:table-cell>
          <table:table-cell table:style-name="ACE-2" table:formula="of:=0.192*1.19" office:value-type="float" office:value="0.22848" calcext:value-type="float">
            <text:p>0.228 </text:p>
          </table:table-cell>
          <table:table-cell table:style-name="ACE-3" table:formula="of:=ROUND([.G24]*[.C24];2)" office:value-type="float" office:value="0.23" calcext:value-type="float">
            <text:p>0.2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101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- re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ST RT</text:p>
          </table:table-cell>
          <table:table-cell table:style-name="ACE-2" office:value-type="float" office:value="0.13" calcext:value-type="float">
            <text:p>0.130 </text:p>
          </table:table-cell>
          <table:table-cell table:style-name="ACE-3" table:formula="of:=ROUND([.G25]*[.C25];2)" office:value-type="float" office:value="0.13" calcext:value-type="float">
            <text:p>0.1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102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- gree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ST GN</text:p>
          </table:table-cell>
          <table:table-cell table:style-name="ACE-2" office:value-type="float" office:value="0.12" calcext:value-type="float">
            <text:p>0.120 </text:p>
          </table:table-cell>
          <table:table-cell table:style-name="ACE-3" table:formula="of:=ROUND([.G26]*[.C26];2)" office:value-type="float" office:value="0.12" calcext:value-type="float">
            <text:p>0.1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05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P - re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ST RT</text:p>
          </table:table-cell>
          <table:table-cell table:style-name="ACE-2" office:value-type="float" office:value="0.13" calcext:value-type="float">
            <text:p>0.130 </text:p>
          </table:table-cell>
          <table:table-cell table:style-name="ACE-3" table:formula="of:=ROUND([.G27]*[.C27];2)" office:value-type="float" office:value="0.13" calcext:value-type="float">
            <text:p>0.1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06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WARD - gree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ST GN</text:p>
          </table:table-cell>
          <table:table-cell table:style-name="ACE-2" office:value-type="float" office:value="0.12" calcext:value-type="float">
            <text:p>0.120 </text:p>
          </table:table-cell>
          <table:table-cell table:style-name="ACE-3" table:formula="of:=ROUND([.G28]*[.C28];2)" office:value-type="float" office:value="0.12" calcext:value-type="float">
            <text:p>0.1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07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RSE - gree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ST GN</text:p>
          </table:table-cell>
          <table:table-cell table:style-name="ACE-2" office:value-type="float" office:value="0.12" calcext:value-type="float">
            <text:p>0.120 </text:p>
          </table:table-cell>
          <table:table-cell table:style-name="ACE-3" table:formula="of:=ROUND([.G29]*[.C29];2)" office:value-type="float" office:value="0.12" calcext:value-type="float">
            <text:p>0.1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Potentiometer Knob sil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m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KNOPF 24-6 AL</text:p>
          </table:table-cell>
          <table:table-cell table:style-name="ACE-2" office:value-type="float" office:value="2.6" calcext:value-type="float">
            <text:p>2.600 </text:p>
          </table:table-cell>
          <table:table-cell table:style-name="ACE-3" table:formula="of:=ROUND([.G30]*[.C30];2)" office:value-type="float" office:value="2.6" calcext:value-type="float">
            <text:p>2.6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1,S2,S3,S4</text:p>
          </table:table-cell>
          <table:table-cell office:value-type="string" calcext:value-type="string">
            <text:p>Mounting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9mm x 6,5mm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BL 29065-100</text:p>
          </table:table-cell>
          <table:table-cell table:style-name="ACE-2" office:value-type="float" office:value="0.0199" calcext:value-type="float">
            <text:p>0.020 </text:p>
          </table:table-cell>
          <table:table-cell table:style-name="ACE-3" table:formula="of:=ROUND([.G31]*[.C31];2)" office:value-type="float" office:value="0.08" calcext:value-type="float">
            <text:p>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 2,54mm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JUMPER 2,54 SW</text:p>
          </table:table-cell>
          <table:table-cell table:style-name="ACE-2" office:value-type="float" office:value="0.03" calcext:value-type="float">
            <text:p>0.030 </text:p>
          </table:table-cell>
          <table:table-cell table:style-name="ACE-3" table:formula="of:=ROUND([.G32]*[.C32];2)" office:value-type="float" office:value="0.03" calcext:value-type="float">
            <text:p>0.0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 battery 1700mAh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ACCU-LP103058/CL</text:p>
          </table:table-cell>
          <table:table-cell table:style-name="ACE-2" table:formula="of:=7.26*1.19" office:value-type="float" office:value="8.6394" calcext:value-type="float">
            <text:p>8.639 </text:p>
          </table:table-cell>
          <table:table-cell table:style-name="ACE-3" table:formula="of:=ROUND([.G33]*[.C33];2)" office:value-type="float" office:value="8.64" calcext:value-type="float">
            <text:p>8.64 </text:p>
          </table:table-cell>
          <table:table-cell table:style-name="Default" table:number-columns-repeated="1016"/>
        </table:table-row>
        <table:table-row table:style-name="ro1">
          <table:table-cell table:number-columns-repeated="6"/>
          <table:table-cell table:style-name="ACE-2"/>
          <table:table-cell table:style-name="ACE-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number-columns-repeated="4"/>
          <table:table-cell table:style-name="ACE-2"/>
          <table:table-cell table:style-name="ACE-3" table:formula="of:=SUM([.H2:.H33])" office:value-type="float" office:value="31.55" calcext:value-type="float">
            <text:p>31.55 </text:p>
          </table:table-cell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ACE-2"/>
          <table:table-cell table:style-name="ACE-3"/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 table:number-rows-repeated="65476">
          <table:table-cell table:number-columns-repeated="6"/>
          <table:table-cell table:style-name="ACE-2"/>
          <table:table-cell table:style-name="ACE-3"/>
          <table:table-cell table:number-columns-repeated="1016"/>
        </table:table-row>
        <table:table-row table:style-name="ro1" table:number-rows-repeated="983034">
          <table:table-cell table:number-columns-repeated="1024"/>
        </table:table-row>
        <table:table-row table:style-name="ro1" table:number-rows-repeated="25">
          <table:table-cell table:style-name="ACE-1" table:number-columns-repeated="1024"/>
        </table:table-row>
        <table:table-row table:style-name="ro1">
          <table:table-cell table:style-name="ACE-1" table:number-columns-repeated="1024"/>
        </table:table-row>
        <table:named-expressions>
          <table:named-expression table:name="Print_Area" table:base-cell-address="$'wfred_rev6.csv'.$A$1" table:expression="#REF!"/>
          <table:named-expression table:name="Sheet_Title" table:base-cell-address="$'wfred_rev6.csv'.$A$1" table:expression="&quot;wfred_rev5.csv&quot;"/>
        </table:named-expressions>
      </table:table>
      <table:named-expressions>
        <table:named-range table:name="__Anonymous_Sheet_DB__0" table:base-cell-address="$'wfred_rev6.csv'.$A$1" table:cell-range-address="$'wfred_rev6.csv'.$A$1:.$AMJ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Liberation Sans" svg:font-family="'Liberation Sans'"/>
    <style:font-face style:name="Sans" svg:font-family="Sans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WenQuanYi Zen Hei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  <number:text> </number:text>
    </number:number-style>
    <number:number-style style:name="N122">
      <number:number number:decimal-places="2" number:min-decimal-places="2" number:min-integer-digits="1"/>
      <number:text> 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 annotations_at_end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wfred_5f_rev5.csv" style:display-name="wfred_rev5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30T18:04:12.535256659</dc:date>
    <meta:print-date>2019-09-12T19:15:18Z</meta:print-date>
    <meta:creation-date>2019-03-14T20:07:53Z</meta:creation-date>
    <meta:editing-cycles>8</meta:editing-cycles>
    <meta:editing-duration>PT1H15M17S</meta:editing-duration>
    <meta:generator>LibreOffice/7.1.4.2$Linux_X86_64 LibreOffice_project/10$Build-2</meta:generator>
    <meta:document-statistic meta:table-count="1" meta:cell-count="263" meta:object-count="0"/>
    <meta:user-defined meta:name="meta:print-date" meta:value-type="date">2019-05-04T12:59:09Z</meta:user-defined>
  </office:meta>
</office:document-meta>
</file>